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8826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2.0798in" style:use-optimal-column-width="false"/>
    </style:style>
    <style:style style:name="TableColumn5" style:family="table-column">
      <style:table-column-properties style:column-width="0.184in" style:use-optimal-column-width="false"/>
    </style:style>
    <style:style style:name="TableColumn6" style:family="table-column">
      <style:table-column-properties style:column-width="0.3479in" style:use-optimal-column-width="false"/>
    </style:style>
    <style:style style:name="TableColumn7" style:family="table-column">
      <style:table-column-properties style:column-width="1.0402in" style:use-optimal-column-width="false"/>
    </style:style>
    <style:style style:name="TableColumn8" style:family="table-column">
      <style:table-column-properties style:column-width="0.2659in" style:use-optimal-column-width="false"/>
    </style:style>
    <style:style style:name="TableColumn9" style:family="table-column">
      <style:table-column-properties style:column-width="1.3062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2" style:parent-style-name="TableHeading" style:family="paragraph">
      <style:paragraph-properties fo:break-before="page"/>
      <style:text-properties style:font-name="quot" fo:color="#FFFFFF"/>
    </style:style>
    <style:style style:name="TableCell13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14" style:parent-style-name="TableHeading" style:family="paragraph">
      <style:text-properties style:font-name="quot" fo:color="#FFFFFF"/>
    </style:style>
    <style:style style:name="TableCell15" style:family="table-cell">
      <style:table-cell-properties fo:border="0.0069in solid #000000" fo:background-color="#663300" style:writing-mode="lr-tb" style:vertical-align="middle" fo:padding-top="0in" fo:padding-left="0.0069in" fo:padding-bottom="0in" fo:padding-right="0.0069in"/>
    </style:style>
    <style:style style:name="P16" style:parent-style-name="TableHeading" style:family="paragraph">
      <style:text-properties style:font-name="quot" fo:color="#FFFFFF"/>
    </style:style>
    <style:style style:name="TableCell17" style:family="table-cell">
      <style:table-cell-properties fo:border="0.0069in solid #000000" fo:background-color="#663300" style:writing-mode="lr-tb" style:vertical-align="middle" fo:padding-top="0in" fo:padding-left="0.0069in" fo:padding-bottom="0in" fo:padding-right="0.0069in"/>
    </style:style>
    <style:style style:name="P18" style:parent-style-name="TableHeading" style:family="paragraph">
      <style:text-properties style:font-name="quot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1" style:parent-style-name="TableHeading" style:family="paragraph">
      <style:text-properties style:font-name="quot" fo:color="#FFFFFF"/>
    </style:style>
    <style:style style:name="TableCell22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3" style:parent-style-name="TableHeading" style:family="paragraph">
      <style:text-properties style:font-name="quot" fo:color="#FFFFFF"/>
    </style:style>
    <style:style style:name="TableCell24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5" style:parent-style-name="TableHeading" style:family="paragraph">
      <style:text-properties style:font-name="quot" fo:color="#FFFFFF"/>
    </style:style>
    <style:style style:name="TableCell26" style:family="table-cell">
      <style:table-cell-properties fo:border="0.0069in solid #000000" fo:background-color="#663300" style:writing-mode="lr-tb" style:vertical-align="middle" fo:padding-top="0.0194in" fo:padding-left="0.0194in" fo:padding-bottom="0.0194in" fo:padding-right="0.0194in"/>
    </style:style>
    <style:style style:name="P27" style:parent-style-name="TableHeading" style:family="paragraph">
      <style:text-properties style:font-name="quot" fo:color="#FFFFFF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text-properties fo:font-size="2pt" style:font-size-asian="2pt" style:font-size-complex="2pt"/>
    </style:style>
    <style:style style:name="TableCell3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text-properties fo:font-size="2pt" style:font-size-asian="2pt" style:font-size-complex="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5" style:parent-style-name="StrongEmphasis" style:family="text">
      <style:text-properties style:font-name="quot"/>
    </style:style>
    <style:style style:name="TableCell3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39" style:parent-style-name="StrongEmphasis" style:family="text">
      <style:text-properties style:font-name="quot"/>
    </style:style>
    <style:style style:name="TableCell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41" style:parent-style-name="TableContents" style:family="paragraph"/>
    <style:style style:name="P42" style:parent-style-name="TableContents" style:family="paragraph"/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45" style:parent-style-name="StrongEmphasis" style:family="text">
      <style:text-properties style:font-name="quot"/>
    </style:style>
    <style:style style:name="TableCell4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47" style:parent-style-name="TableContents" style:family="paragraph">
      <style:paragraph-properties fo:margin-left="0.5in">
        <style:tab-stops/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50" style:parent-style-name="StrongEmphasis" style:family="text">
      <style:text-properties style:font-name="quot" fo:font-style="italic" style:font-style-asian="italic" style:font-style-complex="italic"/>
    </style:style>
    <style:style style:name="TableCell5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52" style:parent-style-name="TableContents" style:family="paragraph"/>
    <style:style style:name="P53" style:parent-style-name="TableContents" style:family="paragraph"/>
    <style:style style:name="P54" style:parent-style-name="TableContents" style:family="paragraph"/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59" style:parent-style-name="TableContents" style:family="paragraph">
      <style:paragraph-properties fo:text-align="center"/>
    </style:style>
    <style:style style:name="T60" style:parent-style-name="StrongEmphasis" style:family="text">
      <style:text-properties style:font-name="quo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" style:parent-style-name="TableContents" style:family="paragraph"/>
    <style:style style:name="P70" style:parent-style-name="TableContents" style:family="paragraph"/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/>
    <style:style style:name="P76" style:parent-style-name="TableContents" style:family="paragraph"/>
    <style:style style:name="P77" style:parent-style-name="TableContents" style:family="paragraph"/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8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6" style:parent-style-name="TableContents" style:family="paragraph"/>
    <style:style style:name="P87" style:parent-style-name="TableContents" style:family="paragraph"/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6" style:parent-style-name="TableContents" style:family="paragraph">
      <style:paragraph-properties fo:text-align="center"/>
    </style:style>
    <style:style style:name="T97" style:parent-style-name="StrongEmphasis" style:family="text">
      <style:text-properties style:font-name="quo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0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06" style:parent-style-name="TableContents" style:family="paragraph"/>
    <style:style style:name="P107" style:parent-style-name="TableContents" style:family="paragraph"/>
    <style:style style:name="P108" style:parent-style-name="TableContents" style:family="paragraph"/>
    <style:style style:name="P109" style:parent-style-name="TableContents" style:family="paragraph"/>
    <style:style style:name="P110" style:parent-style-name="TableContents" style:family="paragraph"/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23" style:parent-style-name="TableContents" style:family="paragraph"/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/>
    <style:style style:name="P129" style:parent-style-name="TableContents" style:family="paragraph"/>
    <style:style style:name="P130" style:parent-style-name="TableContents" style:family="paragraph"/>
    <style:style style:name="P131" style:parent-style-name="TableContents" style:family="paragraph"/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Cell13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ableRow136" style:family="table-row">
      <style:table-row-properties style:min-row-height="0.2062in" style:use-optimal-row-height="false"/>
    </style:style>
    <style:style style:name="TableCell13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41" style:parent-style-name="TableContents" style:family="paragraph"/>
    <style:style style:name="P142" style:parent-style-name="TableContents" style:family="paragraph"/>
    <style:style style:name="P143" style:parent-style-name="TableContents" style:family="paragraph"/>
    <style:style style:name="P144" style:parent-style-name="TableContents" style:family="paragraph"/>
    <style:style style:name="P145" style:parent-style-name="TableContents" style:family="paragraph"/>
    <style:style style:name="P146" style:parent-style-name="TableContents" style:family="paragraph"/>
    <style:style style:name="P147" style:parent-style-name="TableContents" style:family="paragraph"/>
    <style:style style:name="P148" style:parent-style-name="TableContents" style:family="paragraph"/>
    <style:style style:name="P149" style:parent-style-name="Textbody" style:master-page-name="MP1" style:family="paragraph">
      <style:paragraph-properties fo:break-before="pag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Use Case Naam:</text:p>
          </table:table-cell>
          <table:covered-table-cell/>
          <table:table-cell table:style-name="TableCell13" table:number-columns-spanned="3">
            <text:p text:style-name="P14">Rekening openen</text:p>
          </table:table-cell>
          <table:covered-table-cell/>
          <table:covered-table-cell/>
          <table:table-cell table:style-name="TableCell15" table:number-columns-spanned="2">
            <text:p text:style-name="P16">Versie</text:p>
          </table:table-cell>
          <table:covered-table-cell/>
          <table:table-cell table:style-name="TableCell17">
            <text:p text:style-name="P18">0.3</text:p>
          </table:table-cell>
        </table:table-row>
        <table:table-row table:style-name="TableRow19">
          <table:table-cell table:style-name="TableCell20" table:number-columns-spanned="2">
            <text:p text:style-name="P21">Laatste Update door:</text:p>
          </table:table-cell>
          <table:covered-table-cell/>
          <table:table-cell table:style-name="TableCell22">
            <text:p text:style-name="P23">Joost en Bas</text:p>
          </table:table-cell>
          <table:table-cell table:style-name="TableCell24" table:number-columns-spanned="3">
            <text:p text:style-name="P25">Datum Revisie:</text:p>
          </table:table-cell>
          <table:covered-table-cell/>
          <table:covered-table-cell/>
          <table:table-cell table:style-name="TableCell26" table:number-columns-spanned="2">
            <text:p text:style-name="P27">27/08/2019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/>
          </table:table-cell>
          <table:covered-table-cell/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TableContents"><text:span text:style-name="T35">Doel:</text:span></text:p>
          </table:table-cell>
          <table:covered-table-cell/>
          <table:table-cell table:style-name="TableCell36" table:number-columns-spanned="6">
            <text:p text:style-name="Standard">- Als bezoeker van de site</text:p>
            <text:p text:style-name="Standard">- wil ik een rekening openen</text:p>
            <text:p text:style-name="Standard">- zodat ik mijn bankzaken online kan regel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TableContents"><text:span text:style-name="T39">Actors:</text:span></text:p>
          </table:table-cell>
          <table:covered-table-cell/>
          <table:table-cell table:style-name="TableCell40" table:number-columns-spanned="6">
            <text:list text:style-name="LFO1" text:continue-numbering="true">
              <text:list-item>
                <text:p text:style-name="P41">Bezoeker</text:p>
              </text:list-item>
              <text:list-item>
                <text:p text:style-name="P42">Bank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TableContents"><text:span text:style-name="T45">Precondities:</text:span></text:p>
          </table:table-cell>
          <table:covered-table-cell/>
          <table:table-cell table:style-name="TableCell46" table:number-columns-spanned="6">
            <text:p text:style-name="P47">Bezoeker is nog geen kl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TableContents"><text:span text:style-name="T50">Postcondities:</text:span></text:p>
          </table:table-cell>
          <table:covered-table-cell/>
          <table:table-cell table:style-name="TableCell51" table:number-columns-spanned="6">
            <text:list text:style-name="LFO1" text:continue-numbering="true">
              <text:list-item>
                <text:p text:style-name="P52">Bezoeker is particuliere klant</text:p>
              </text:list-item>
              <text:list-item>
                <text:p text:style-name="P53">of Bezoeker is MKB klant</text:p>
              </text:list-item>
              <text:list-item>
                <text:p text:style-name="P54">of allebei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8">
            <text:p text:style-name="P59"><text:span text:style-name="T60">Happy Flow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TableContents">Stap</text:p>
          </table:table-cell>
          <table:table-cell table:style-name="TableCell63" table:number-columns-spanned="3">
            <text:p text:style-name="TableContents">Gebruiker</text:p>
          </table:table-cell>
          <table:covered-table-cell/>
          <table:covered-table-cell/>
          <table:table-cell table:style-name="TableCell64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TableContents">1</text:p>
          </table:table-cell>
          <table:table-cell table:style-name="TableCell67" table:number-columns-spanned="3">
            <text:p text:style-name="TableContents">Bezoeker kiest rekening Particulier</text:p>
          </table:table-cell>
          <table:covered-table-cell/>
          <table:covered-table-cell/>
          <table:table-cell table:style-name="TableCell68" table:number-columns-spanned="4">
            <text:p text:style-name="TableContents">Formulier voor particulier.</text:p>
            <text:list text:style-name="LFO1" text:continue-numbering="true">
              <text:list-item>
                <text:p text:style-name="P69">NAW</text:p>
              </text:list-item>
              <text:list-item>
                <text:p text:style-name="P70">BS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TableContents">2</text:p>
          </table:table-cell>
          <table:table-cell table:style-name="TableCell73" table:number-columns-spanned="3">
            <text:p text:style-name="TableContents">Bezoeker vult formulier in</text:p>
          </table:table-cell>
          <table:covered-table-cell/>
          <table:covered-table-cell/>
          <table:table-cell table:style-name="TableCell74" table:number-columns-spanned="4">
            <text:p text:style-name="TableContents">Controle formulier</text:p>
            <text:list text:style-name="LFO1" text:continue-numbering="true">
              <text:list-item>
                <text:p text:style-name="P75">Alle verplichte velden ingevuld</text:p>
              </text:list-item>
              <text:list-item>
                <text:p text:style-name="P76">Geldig BSN</text:p>
              </text:list-item>
              <text:list-item>
                <text:p text:style-name="P77">Niet al bestaande klant</text:p>
              </text:list-item>
            </text:list>
            <text:p text:style-name="TableContents">en weergave samenvatting naar bezoeker.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TableContents">3</text:p>
          </table:table-cell>
          <table:table-cell table:style-name="TableCell80" table:number-columns-spanned="3">
            <text:p text:style-name="TableContents">Bezoeker bevestigt aanvraag</text:p>
          </table:table-cell>
          <table:covered-table-cell/>
          <table:covered-table-cell/>
          <table:table-cell table:style-name="TableCell81" table:number-columns-spanned="4">
            <text:p text:style-name="TableContents">Verstuurt ingevuld formulier naar Bank</text:p>
          </table:table-cell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TableContents">4</text:p>
          </table:table-cell>
          <table:table-cell table:style-name="TableCell84" table:number-columns-spanned="3">
            <text:p text:style-name="TableContents">Bank gaat akkoord</text:p>
          </table:table-cell>
          <table:covered-table-cell/>
          <table:covered-table-cell/>
          <table:table-cell table:style-name="TableCell85" table:number-columns-spanned="4">
            <text:p text:style-name="TableContents">Gegevens worden opgenomen in DB</text:p>
            <text:list text:style-name="LFO1" text:continue-numbering="true">
              <text:list-item>
                <text:p text:style-name="P86">Klant aanmaken</text:p>
              </text:list-item>
              <text:list-item>
                <text:p text:style-name="P87">IBAN aanmake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8">
          <table:table-cell table:style-name="TableCell89">
            <text:p text:style-name="TableContents">5</text:p>
          </table:table-cell>
          <table:table-cell table:style-name="TableCell90" table:number-columns-spanned="3">
            <text:p text:style-name="TableContents">Klant ontvangt bevestigingsmail</text:p>
          </table:table-cell>
          <table:covered-table-cell/>
          <table:covered-table-cell/>
          <table:table-cell table:style-name="TableCell91" table:number-columns-spanned="4">
            <text:p text:style-name="TableContents"><text:s/>Verzend bevestigingsmail, aanvraag gelukt</text:p>
          </table:table-cell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8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8">
            <text:p text:style-name="P96"><text:span text:style-name="T97">Alternatieve Flow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TableContents">Stap</text:p>
          </table:table-cell>
          <table:table-cell table:style-name="TableCell100" table:number-columns-spanned="3">
            <text:p text:style-name="TableContents">Gebruiker</text:p>
          </table:table-cell>
          <table:covered-table-cell/>
          <table:covered-table-cell/>
          <table:table-cell table:style-name="TableCell101" table:number-columns-spanned="4">
            <text:p text:style-name="TableContents">Systeem</text:p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TableContents">1</text:p>
          </table:table-cell>
          <table:table-cell table:style-name="TableCell104" table:number-columns-spanned="3">
            <text:p text:style-name="TableContents">Bezoeker kiest<text:s/>MKB-rekening</text:p>
          </table:table-cell>
          <table:covered-table-cell/>
          <table:covered-table-cell/>
          <table:table-cell table:style-name="TableCell105" table:number-columns-spanned="4">
            <text:p text:style-name="TableContents">Formulier voor MKB</text:p>
            <text:list text:style-name="LFO1" text:continue-numbering="true">
              <text:list-item>
                <text:p text:style-name="P106">NAW</text:p>
              </text:list-item>
              <text:list-item>
                <text:p text:style-name="P107">BSN</text:p>
              </text:list-item>
              <text:list-item>
                <text:p text:style-name="P108">Bedrijfsnaam</text:p>
              </text:list-item>
              <text:list-item>
                <text:p text:style-name="P109">KVK-nr</text:p>
              </text:list-item>
              <text:list-item>
                <text:p text:style-name="P110">Secto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TableContents">2</text:p>
          </table:table-cell>
          <table:table-cell table:style-name="TableCell113" table:number-columns-spanned="3">
            <text:p text:style-name="TableContents"/>
          </table:table-cell>
          <table:covered-table-cell/>
          <table:covered-table-cell/>
          <table:table-cell table:style-name="TableCell114" table:number-columns-spanned="4">
            <text:p text:style-name="TableContents">Formulier onvolledig ingevuld,</text:p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TableContents">2.1</text:p>
          </table:table-cell>
          <table:table-cell table:style-name="TableCell117" table:number-columns-spanned="3">
            <text:p text:style-name="TableContents">Bezoeker corrigeert incorrecte velden</text:p>
          </table:table-cell>
          <table:covered-table-cell/>
          <table:covered-table-cell/>
          <table:table-cell table:style-name="TableCell118" table:number-columns-spanned="4">
            <text:p text:style-name="TableContents">Biedt formulier opnieuw aan met eerder ingevulde data.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TableContents">2.2</text:p>
          </table:table-cell>
          <table:table-cell table:style-name="TableCell121" table:number-columns-spanned="3">
            <text:p text:style-name="TableContents">Bezoeker is bestaande klant</text:p>
          </table:table-cell>
          <table:covered-table-cell/>
          <table:covered-table-cell/>
          <table:table-cell table:style-name="TableCell122" table:number-columns-spanned="4">
            <text:p text:style-name="TableContents">Formulier voor bestaande klant, vooringevuld met<text:s/>klantgegevens.</text:p>
            <text:list text:style-name="LFO2" text:continue-numbering="true">
              <text:list-item>
                <text:p text:style-name="P123">ad.4. Nieuwe rekening koppelen aan bestaande klant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TableContents">4</text:p>
          </table:table-cell>
          <table:table-cell table:style-name="TableCell126" table:number-columns-spanned="3">
            <text:p text:style-name="TableContents">Bank akkoord<text:s/>MKB-klant</text:p>
          </table:table-cell>
          <table:covered-table-cell/>
          <table:covered-table-cell/>
          <table:table-cell table:style-name="TableCell127" table:number-columns-spanned="4">
            <text:p text:style-name="TableContents">Gegevens worden opgenomen in DB</text:p>
            <text:list text:style-name="LFO1" text:continue-numbering="true">
              <text:list-item>
                <text:p text:style-name="P128">Klant aanmaken</text:p>
              </text:list-item>
              <text:list-item>
                <text:p text:style-name="P129">Bedrijf aanmaken</text:p>
              </text:list-item>
              <text:list-item>
                <text:p text:style-name="P130">IBAN aanmaken</text:p>
              </text:list-item>
              <text:list-item>
                <text:p text:style-name="P131">Koppelen aan accountmanager indien nieuw bedrijf</text:p>
              </text:list-item>
            </text:list>
            <text:p text:style-name="TableContents">Bankpas en welkomstpakket verzenden</text:p>
          </table:table-cell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 table:number-columns-spanned="3">
            <text:p text:style-name="TableContents"/>
          </table:table-cell>
          <table:covered-table-cell/>
          <table:covered-table-cell/>
          <table:table-cell table:style-name="TableCell135" table:number-columns-spanned="4">
            <text:p text:style-name="TableContents"/>
          </table:table-cell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8">
            <text:p text:style-name="P138">Ideeë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8">
            <text:list text:style-name="LFO1" text:continue-numbering="true">
              <text:list-item>
                <text:p text:style-name="P141">Bank heeft mogelijkheid onderscheid automatische<text:s/>acceptatie/<text:s/>handmatige beoordeling van aanvraag.</text:p>
              </text:list-item>
              <text:list-item>
                <text:p text:style-name="P142">Uw aanvraag is in behandeling</text:p>
              </text:list-item>
              <text:list-item>
                <text:p text:style-name="P143">Bevestigen van e-mailadres tbv activatie mijn.omgeving</text:p>
              </text:list-item>
              <text:list-item>
                <text:p text:style-name="P144">Er moet eerst een verificatie storting worden gemaakt ter<text:s/>controle</text:p>
              </text:list-item>
              <text:list-item>
                <text:p text:style-name="P145">Mogelijk maken niet accepteren klanten en opname in ‘zwarte-lijst’</text:p>
              </text:list-item>
              <text:list-item>
                <text:p text:style-name="P146">Klanten<text:s/>checken op geldig adres</text:p>
              </text:list-item>
              <text:list-item>
                <text:p text:style-name="P147">Meerdere rekeningen tegelijk openen middels 1<text:s/>formulier/<text:s/>verzending naar systeem</text:p>
              </text:list-item>
              <text:list-item>
                <text:p text:style-name="P148">Pinautomaat<text:s/>voor MKB direct meenemen in aanvraag rekening</text:p>
              </text:list-item>
            </text:list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quot" svg:font-family="quo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tru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SimSu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bruiker kvk</meta:initial-creator>
    <dc:creator>Joost Kager</dc:creator>
    <meta:creation-date>2019-08-27T13:12:00Z</meta:creation-date>
    <dc:date>2019-08-29T20:12:00Z</dc:date>
    <meta:template xlink:href="Normal" xlink:type="simple"/>
    <meta:editing-cycles>4</meta:editing-cycles>
    <meta:editing-duration>PT60S</meta:editing-duration>
    <meta:document-statistic meta:page-count="3" meta:paragraph-count="3" meta:word-count="303" meta:character-count="1968" meta:row-count="13" meta:non-whitespace-character-count="1668"/>
  </office:meta>
</office:document-meta>
</file>